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1AEA0000001A0000001A3930CDD29E833E1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Roman No9 L" svg:font-family="'Nimbus Roman No9 L', 'Times New Roman', Times, serif"/>
    <style:font-face style:name="inherit" svg:font-family="inherit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paragraph-rsid="000e79c6" style:font-size-asian="15pt" style:font-size-complex="15pt"/>
    </style:style>
    <style:style style:name="P2" style:family="paragraph" style:parent-style-name="Standard">
      <style:text-properties fo:font-size="15pt" fo:language="en" fo:country="US" officeooo:paragraph-rsid="0025e752" style:font-size-asian="15pt" style:font-size-complex="15pt"/>
    </style:style>
    <style:style style:name="P3" style:family="paragraph" style:parent-style-name="Standard">
      <style:text-properties fo:font-size="15pt" fo:language="en" fo:country="US" officeooo:paragraph-rsid="00241cf7" style:font-size-asian="15pt" style:font-size-complex="15pt"/>
    </style:style>
    <style:style style:name="P4" style:family="paragraph" style:parent-style-name="Standard">
      <style:text-properties fo:font-size="15pt" fo:language="en" fo:country="US" officeooo:paragraph-rsid="000f77bb" style:font-size-asian="15pt" style:font-size-complex="15pt"/>
    </style:style>
    <style:style style:name="P5" style:family="paragraph" style:parent-style-name="Standard">
      <style:text-properties fo:font-size="15pt" fo:language="en" fo:country="US" officeooo:paragraph-rsid="000f38f5" style:font-size-asian="15pt" style:font-size-complex="15pt"/>
    </style:style>
    <style:style style:name="P6" style:family="paragraph" style:parent-style-name="Standard">
      <style:text-properties fo:font-size="15pt" fo:language="en" fo:country="US" officeooo:rsid="0013573e" officeooo:paragraph-rsid="0013573e" style:font-size-asian="15pt" style:font-size-complex="15pt"/>
    </style:style>
    <style:style style:name="P7" style:family="paragraph" style:parent-style-name="Standard">
      <style:text-properties officeooo:paragraph-rsid="000f77bb"/>
    </style:style>
    <style:style style:name="P8" style:family="paragraph" style:parent-style-name="Standard">
      <style:text-properties style:text-position="0% 100%" fo:font-size="15pt" fo:language="en" fo:country="US" officeooo:rsid="000f77bb" officeooo:paragraph-rsid="000f77bb" style:font-size-asian="15pt" style:font-size-complex="15pt"/>
    </style:style>
    <style:style style:name="P9" style:family="paragraph" style:parent-style-name="Standard">
      <style:text-properties style:text-position="0% 100%" fo:font-size="15pt" fo:language="en" fo:country="US" officeooo:rsid="001416dc" officeooo:paragraph-rsid="00180eca" style:font-size-asian="15pt" style:font-size-complex="15pt"/>
    </style:style>
    <style:style style:name="P10" style:family="paragraph" style:parent-style-name="Standard">
      <style:text-properties officeooo:paragraph-rsid="001589bf"/>
    </style:style>
    <style:style style:name="P11" style:family="paragraph" style:parent-style-name="Standard">
      <style:text-properties fo:language="en" fo:country="US" officeooo:paragraph-rsid="001589bf"/>
    </style:style>
    <style:style style:name="P1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paragraph-rsid="00180eca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9035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1c9035" style:font-size-asian="15pt" style:font-size-complex="15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1f947b" style:font-size-asian="15pt" style:font-size-complex="15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22f16a" style:font-size-asian="15pt" style:font-size-complex="15p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2349c7" style:font-size-asian="15pt" style:font-size-complex="15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325b72" style:font-size-asian="15pt" style:font-size-complex="15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3c8c3a" style:font-size-asian="15pt" style:font-size-complex="15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2f6650" officeooo:paragraph-rsid="002f6650" style:font-size-asian="15pt" style:font-size-complex="15pt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0ba69" officeooo:paragraph-rsid="0030ba69" style:font-size-asian="15pt" style:font-size-complex="15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37a67" officeooo:paragraph-rsid="00337a67" style:font-size-asian="15pt" style:font-size-complex="15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48437" officeooo:paragraph-rsid="00348437" style:font-size-asian="15pt" style:font-size-complex="15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58aad" officeooo:paragraph-rsid="00358aad" style:font-size-asian="15pt" style:font-size-complex="15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74c7b" officeooo:paragraph-rsid="003d3f5b" style:font-size-asian="15pt" style:font-size-complex="15pt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8edf8" officeooo:paragraph-rsid="0038edf8" style:font-size-asian="15pt" style:font-size-complex="15pt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8edf8" officeooo:paragraph-rsid="003e6082" style:font-size-asian="15pt" style:font-size-complex="15pt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e6082" officeooo:paragraph-rsid="003e6082" style:font-size-asian="15pt" style:font-size-complex="15pt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officeooo:paragraph-rsid="00180eca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c8c3a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f5b85"/>
    </style:style>
    <style:style style:name="P32" style:family="paragraph" style:parent-style-name="List_20_Contents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officeooo:paragraph-rsid="003c8c3a" style:font-size-asian="15pt" style:font-size-complex="15pt"/>
    </style:style>
    <style:style style:name="T1" style:family="text">
      <style:text-properties officeooo:rsid="000e79c6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f38f5"/>
    </style:style>
    <style:style style:name="T4" style:family="text">
      <style:text-properties style:text-position="sub 58%" fo:font-size="15pt" officeooo:rsid="0013573e" style:font-size-asian="15pt" style:font-size-complex="15pt"/>
    </style:style>
    <style:style style:name="T5" style:family="text">
      <style:text-properties style:text-position="sub 58%" officeooo:rsid="002349c7"/>
    </style:style>
    <style:style style:name="T6" style:family="text">
      <style:text-properties style:text-position="sub 58%" officeooo:rsid="00241cf7"/>
    </style:style>
    <style:style style:name="T7" style:family="text">
      <style:text-properties style:text-position="sub 58%" officeooo:rsid="0025e752"/>
    </style:style>
    <style:style style:name="T8" style:family="text">
      <style:text-properties style:text-position="sub 58%" officeooo:rsid="002f6650"/>
    </style:style>
    <style:style style:name="T9" style:family="text">
      <style:text-properties style:text-position="sub 58%" officeooo:rsid="003c8c3a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5pt" officeooo:rsid="0013573e" style:font-size-asian="15pt" style:font-size-complex="15pt"/>
    </style:style>
    <style:style style:name="T12" style:family="text">
      <style:text-properties style:text-position="super 58%" officeooo:rsid="0025e752"/>
    </style:style>
    <style:style style:name="T13" style:family="text">
      <style:text-properties officeooo:rsid="000ea98f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0f77bb"/>
    </style:style>
    <style:style style:name="T16" style:family="text">
      <style:text-properties style:text-position="0% 100%" officeooo:rsid="001131ba"/>
    </style:style>
    <style:style style:name="T17" style:family="text">
      <style:text-properties style:text-position="0% 100%" fo:font-size="15pt" officeooo:rsid="001416dc" style:font-size-asian="15pt" style:font-size-complex="15pt"/>
    </style:style>
    <style:style style:name="T18" style:family="text">
      <style:text-properties style:text-position="0% 100%" fo:font-size="15pt" officeooo:rsid="0013573e" style:font-size-asian="15pt" style:font-size-complex="15pt"/>
    </style:style>
    <style:style style:name="T19" style:family="text">
      <style:text-properties style:text-position="0% 100%" fo:font-size="15pt" fo:language="en" fo:country="US" officeooo:rsid="001131ba" style:font-size-asian="15pt" style:font-size-complex="15pt"/>
    </style:style>
    <style:style style:name="T20" style:family="text">
      <style:text-properties fo:font-variant="normal" fo:text-transform="none" fo:color="#222222" style:text-position="0% 100%" style:font-name="sans-serif" fo:font-size="10.5pt" fo:letter-spacing="normal" fo:font-style="normal" fo:font-weight="normal" officeooo:rsid="0013573e" style:font-size-asian="15pt" style:font-size-complex="15pt"/>
    </style:style>
    <style:style style:name="T21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/>
    </style:style>
    <style:style style:name="T22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 officeooo:rsid="001131ba" style:font-size-asian="15pt" style:font-size-complex="15pt"/>
    </style:style>
    <style:style style:name="T23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 officeooo:rsid="002d51a6" style:font-size-asian="15pt" style:font-size-complex="15pt"/>
    </style:style>
    <style:style style:name="T24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 officeooo:rsid="0013573e" style:font-size-asian="15pt" style:font-size-complex="15pt"/>
    </style:style>
    <style:style style:name="T25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 officeooo:rsid="00180eca" style:font-size-asian="15pt" style:font-size-complex="15pt"/>
    </style:style>
    <style:style style:name="T26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 officeooo:rsid="001416dc" style:font-size-asian="15pt" style:font-size-complex="15pt"/>
    </style:style>
    <style:style style:name="T27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normal" officeooo:rsid="003db92f" style:font-size-asian="15pt" style:font-size-complex="15pt"/>
    </style:style>
    <style:style style:name="T28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bold" officeooo:rsid="001131ba" style:font-size-asian="15pt" style:font-size-complex="15pt"/>
    </style:style>
    <style:style style:name="T29" style:family="text">
      <style:text-properties fo:font-variant="normal" fo:text-transform="none" fo:color="#222222" style:text-position="0% 100%" style:font-name="sans-serif" fo:font-size="10.5pt" fo:letter-spacing="normal" fo:language="en" fo:country="US" fo:font-style="normal" fo:font-weight="bold" officeooo:rsid="0013573e" style:font-size-asian="15pt" style:font-size-complex="15pt"/>
    </style:style>
    <style:style style:name="T30" style:family="text">
      <style:text-properties fo:font-variant="normal" fo:text-transform="none" fo:color="#222222" style:text-position="0% 100%" style:font-name="sans-serif" fo:font-size="10.5pt" fo:letter-spacing="normal" fo:language="en" fo:country="US" fo:font-style="italic" fo:font-weight="normal" officeooo:rsid="0013573e" style:font-size-asian="15pt" style:font-size-complex="15pt"/>
    </style:style>
    <style:style style:name="T31" style:family="text">
      <style:text-properties fo:font-variant="normal" fo:text-transform="none" fo:color="#222222" style:text-position="0% 100%" style:font-name="sans-serif" fo:font-size="10.5pt" fo:letter-spacing="normal" fo:language="en" fo:country="US" fo:font-style="italic" fo:font-weight="normal" officeooo:rsid="001416dc" style:font-size-asian="15pt" style:font-size-complex="15pt"/>
    </style:style>
    <style:style style:name="T32" style:family="text"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3573e" style:font-size-asian="15pt" style:font-size-complex="15pt"/>
    </style:style>
    <style:style style:name="T33" style:family="text"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589bf" style:font-size-asian="15pt" style:font-size-complex="15pt"/>
    </style:style>
    <style:style style:name="T34" style:family="text"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1416dc" style:font-size-asian="15pt" style:font-size-complex="15pt"/>
    </style:style>
    <style:style style:name="T35" style:family="text"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f5b85" style:font-size-asian="15pt" style:font-size-complex="15pt"/>
    </style:style>
    <style:style style:name="T36" style:family="text">
      <style:text-properties fo:font-variant="normal" fo:text-transform="none" fo:color="#222222" style:text-position="0% 100%" style:font-name="sans-serif" fo:font-size="15pt" fo:letter-spacing="normal" fo:language="en" fo:country="US" fo:font-style="normal" fo:font-weight="normal" officeooo:rsid="003ee866" style:font-size-asian="15pt" style:font-size-complex="15pt"/>
    </style:style>
    <style:style style:name="T37" style:family="text">
      <style:text-properties fo:font-variant="normal" fo:text-transform="none" fo:color="#222222" style:text-position="0% 100%" style:font-name="Nimbus Roman No9 L" fo:font-size="12pt" fo:letter-spacing="normal" fo:language="en" fo:country="US" fo:font-style="italic" fo:font-weight="normal"/>
    </style:style>
    <style:style style:name="T38" style:family="text">
      <style:text-properties fo:font-variant="normal" fo:text-transform="none" fo:color="#222222" style:text-position="0% 100%" fo:letter-spacing="normal" fo:language="en" fo:country="US"/>
    </style:style>
    <style:style style:name="T39" style:family="text">
      <style:text-properties fo:font-variant="normal" fo:text-transform="none" fo:color="#222222" style:text-position="0% 100%" fo:font-size="15pt" fo:letter-spacing="normal" fo:language="en" fo:country="US" officeooo:rsid="001131ba" style:font-size-asian="15pt" style:font-size-complex="15pt"/>
    </style:style>
    <style:style style:name="T40" style:family="text">
      <style:text-properties fo:font-variant="normal" fo:text-transform="none" fo:color="#222222" style:text-position="super 58%" style:font-name="sans-serif" fo:font-size="15pt" fo:letter-spacing="normal" fo:language="en" fo:country="US" fo:font-style="normal" fo:font-weight="normal" officeooo:rsid="001416dc" style:font-size-asian="15pt" style:font-size-complex="15pt"/>
    </style:style>
    <style:style style:name="T41" style:family="text">
      <style:text-properties fo:font-variant="normal" fo:text-transform="none" fo:color="#222222" style:font-name="sans-serif" fo:letter-spacing="normal" fo:font-style="normal" fo:font-weight="normal"/>
    </style:style>
    <style:style style:name="T4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3" style:family="text">
      <style:text-properties fo:font-variant="normal" fo:text-transform="none" fo:color="#222222" fo:letter-spacing="normal"/>
    </style:style>
    <style:style style:name="T44" style:family="text">
      <style:text-properties fo:font-variant="normal" fo:text-transform="none" fo:color="#222222" style:font-name="Nimbus Roman No9 L" fo:font-size="12pt" fo:letter-spacing="normal" fo:font-style="normal" fo:font-weight="normal"/>
    </style:style>
    <style:style style:name="T45" style:family="text">
      <style:text-properties fo:font-variant="normal" fo:text-transform="none" fo:color="#222222" style:font-name="Nimbus Roman No9 L" fo:font-size="12pt" fo:letter-spacing="normal" fo:font-style="italic" fo:font-weight="normal"/>
    </style:style>
    <style:style style:name="T46" style:family="text">
      <style:text-properties fo:font-variant="normal" fo:text-transform="none" fo:color="#0b0080" style:text-line-through-style="none" style:text-line-through-type="none" style:text-position="0% 100%" style:font-name="sans-serif" fo:font-size="10.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47" style:family="text">
      <style:text-properties fo:font-variant="normal" fo:text-transform="none" fo:color="#0b0080" style:text-line-through-style="none" style:text-line-through-type="none" style:text-position="0% 100%" style:font-name="sans-serif" fo:font-size="10.5pt" fo:letter-spacing="normal" fo:language="en" fo:country="US" fo:font-style="normal" style:text-underline-style="none" fo:font-weight="normal" officeooo:rsid="001131ba" style:text-blinking="false" fo:background-color="#ffffff" loext:char-shading-value="0" style:font-size-asian="15pt" style:font-size-complex="15pt"/>
    </style:style>
    <style:style style:name="T48" style:family="text">
      <style:text-properties fo:font-variant="normal" fo:text-transform="none" fo:color="#0b0080" style:text-line-through-style="none" style:text-line-through-type="none" style:text-position="0% 100%" style:font-name="sans-serif" fo:font-size="10.5pt" fo:letter-spacing="normal" fo:language="en" fo:country="US" fo:font-style="normal" style:text-underline-style="none" fo:font-weight="normal" officeooo:rsid="0013573e" style:text-blinking="false" fo:background-color="#ffffff" loext:char-shading-value="0" style:font-size-asian="15pt" style:font-size-complex="15pt"/>
    </style:style>
    <style:style style:name="T49" style:family="text">
      <style:text-properties fo:font-variant="normal" fo:text-transform="none" fo:color="#0b0080" style:text-line-through-style="none" style:text-line-through-type="none" style:text-position="0% 100%" style:font-name="sans-serif" fo:font-size="10.5pt" fo:letter-spacing="normal" fo:language="en" fo:country="US" fo:font-style="normal" style:text-underline-style="none" fo:font-weight="normal" officeooo:rsid="001416dc" style:text-blinking="false" fo:background-color="#ffffff" loext:char-shading-value="0" style:font-size-asian="15pt" style:font-size-complex="15pt"/>
    </style:style>
    <style:style style:name="T50" style:family="text">
      <style:text-properties fo:font-variant="normal" fo:text-transform="none" fo:color="#0b0080" style:text-line-through-style="none" style:text-line-through-type="none" style:text-position="0% 100%" style:font-name="sans-serif" fo:font-size="10.5pt" fo:letter-spacing="normal" fo:language="en" fo:country="US" fo:font-style="normal" style:text-underline-style="none" fo:font-weight="bold" officeooo:rsid="0013573e" style:text-blinking="false" style:font-size-asian="15pt" style:font-size-complex="15pt"/>
    </style:style>
    <style:style style:name="T51" style:family="text">
      <style:text-properties fo:color="#222222" style:text-position="0% 100%" style:font-name="Nimbus Roman No9 L" fo:font-size="12pt" fo:letter-spacing="normal" fo:language="en" fo:country="US" fo:font-weight="normal"/>
    </style:style>
    <style:style style:name="T52" style:family="text">
      <style:text-properties fo:color="#222222" style:font-name="Nimbus Roman No9 L" fo:font-size="12pt" fo:letter-spacing="normal" fo:font-weight="normal"/>
    </style:style>
    <style:style style:name="T53" style:family="text">
      <style:text-properties fo:font-size="10.5pt"/>
    </style:style>
    <style:style style:name="T54" style:family="text">
      <style:text-properties fo:font-size="10.5pt" fo:font-style="italic"/>
    </style:style>
    <style:style style:name="T55" style:family="text">
      <style:text-properties fo:font-size="10.5pt" officeooo:rsid="003db92f"/>
    </style:style>
    <style:style style:name="T56" style:family="text">
      <style:text-properties fo:color="#0b0080" style:text-line-through-style="none" style:text-line-through-type="none" fo:font-size="10.5pt" style:text-underline-style="none" style:text-blinking="false" fo:background-color="#ffffff" loext:char-shading-value="0"/>
    </style:style>
    <style:style style:name="T57" style:family="text">
      <style:text-properties officeooo:rsid="001f1e61"/>
    </style:style>
    <style:style style:name="T58" style:family="text">
      <style:text-properties officeooo:rsid="001f947b"/>
    </style:style>
    <style:style style:name="T59" style:family="text">
      <style:text-properties officeooo:rsid="00218ced"/>
    </style:style>
    <style:style style:name="T60" style:family="text">
      <style:text-properties officeooo:rsid="0022f16a"/>
    </style:style>
    <style:style style:name="T61" style:family="text">
      <style:text-properties officeooo:rsid="002349c7"/>
    </style:style>
    <style:style style:name="T62" style:family="text">
      <style:text-properties officeooo:rsid="00241cf7"/>
    </style:style>
    <style:style style:name="T63" style:family="text">
      <style:text-properties officeooo:rsid="002ecf9e"/>
    </style:style>
    <style:style style:name="T64" style:family="text">
      <style:text-properties officeooo:rsid="002f6650"/>
    </style:style>
    <style:style style:name="T65" style:family="text">
      <style:text-properties officeooo:rsid="00325b72"/>
    </style:style>
    <style:style style:name="T66" style:family="text">
      <style:text-properties officeooo:rsid="00337a67"/>
    </style:style>
    <style:style style:name="T67" style:family="text">
      <style:text-properties officeooo:rsid="00348437"/>
    </style:style>
    <style:style style:name="T68" style:family="text">
      <style:text-properties officeooo:rsid="00374c7b"/>
    </style:style>
    <style:style style:name="T69" style:family="text">
      <style:text-properties officeooo:rsid="003c8c3a"/>
    </style:style>
    <style:style style:name="T70" style:family="text">
      <style:text-properties officeooo:rsid="003d3f5b"/>
    </style:style>
    <style:style style:name="T71" style:family="text">
      <style:text-properties officeooo:rsid="003e6082"/>
    </style:style>
    <style:style style:name="T72" style:family="text">
      <style:text-properties officeooo:rsid="003ee866"/>
    </style:style>
    <style:style style:name="T73" style:family="text">
      <style:text-properties officeooo:rsid="003f5b8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i </text:span>video file </text:p>
      <text:p text:style-name="P1"><text:span text:style-name="T1">j f</text:span>rom server </text:p>
      <text:p text:style-name="P2">C<text:span text:style-name="T2">i,q</text:span><text:span text:style-name="T10">(gj ) </text:span>chunks <text:s/>→<text:span text:style-name="T63"> follows a shifted exponential distribution (because we are looking for the first success = reaching the client in a steady time span)</text:span></text:p>
      <text:p text:style-name="P3"><text:span text:style-name="T1">q = 1, ···Li = parts of the video </text:span></text:p>
      <text:p text:style-name="P3"><text:span text:style-name="T64">d</text:span><text:span text:style-name="T8">s</text:span><text:span text:style-name="T64"> <text:s/></text:span>start-up delay (in seconds) for the video which is the duration in which the content can be buffered but not played</text:p>
      <text:p text:style-name="P4">Wj waiting time of all the video files in queue before file i request <text:s/><text:span text:style-name="T13">(</text:span>random variable<text:span text:style-name="T13">) → how many clients are using the server to stream their content? </text:span></text:p>
      <text:p text:style-name="P5">Y <text:span text:style-name="T3">j</text:span><text:span text:style-name="T10">(q) </text:span><text:s/>service time of coded chunk q for file i from server j (random) </text:p>
      <text:p text:style-name="P4">D<text:span text:style-name="T2">i,j</text:span><text:span text:style-name="T10">(q) </text:span><text:span text:style-name="T14">the (random) download time for coded chunk q </text:span></text:p>
      <text:p text:style-name="P4"><text:span text:style-name="T14">arrival rate Λ</text:span><text:span text:style-name="T2">j</text:span><text:span text:style-name="T14"> = </text:span><text:span text:style-name="T15">Summe über i(</text:span><text:span text:style-name="T14"> λ</text:span><text:span text:style-name="T2">i</text:span><text:span text:style-name="T14">π</text:span><text:span text:style-name="T2">i,j </text:span><text:span text:style-name="T15">) →</text:span><text:span text:style-name="T16"> Poisson M/G/1</text:span></text:p>
      <text:p text:style-name="P7"><text:span text:style-name="T19"><text:tab/></text:span><text:span text:style-name="T28">M/G/1 queue</text:span><text:span text:style-name="T39"> </text:span><text:span text:style-name="T22">is a queue model where arrivals are </text:span><text:span text:style-name="T28">M</text:span><text:span text:style-name="T22">arkovian (modulated by <text:tab/>a </text:span><text:a xlink:type="simple" xlink:href="https://en.wikipedia.org/wiki/Poisson_process" text:style-name="Internet_20_link" text:visited-style-name="Visited_20_Internet_20_Link"><text:span text:style-name="T47">Poisson process</text:span></text:a><text:span text:style-name="T22">), service times have a </text:span><text:span text:style-name="T28">G</text:span><text:span text:style-name="T22">eneral </text:span><text:a xlink:type="simple" xlink:href="https://en.wikipedia.org/wiki/Probability_distribution" text:style-name="Internet_20_link" text:visited-style-name="Visited_20_Internet_20_Link"><text:span text:style-name="T47">distribution</text:span></text:a><text:span text:style-name="T39"> </text:span><text:span text:style-name="T22">and there is a single <text:tab/>server. →</text:span><text:span text:style-name="T23"> Stetige Spanne über Zeit und Interesse über Anzahl der Treffer </text:span></text:p>
      <text:p text:style-name="P8">fj(x) gives the service time distribution of <text:s/>only a chunk</text:p>
      <text:p text:style-name="P4"><text:s/>ST<text:span text:style-name="T2">i,j</text:span> <text:s/>total service time for video file i at server j </text:p>
      <text:p text:style-name="P6">R<text:span text:style-name="T2">j</text:span><text:span text:style-name="T14"> = <text:s/>service time of the video files </text:span></text:p>
      <text:p text:style-name="P11"><text:span text:style-name="T17">R *Hochstrich* </text:span><text:span text:style-name="T4">j</text:span><text:span text:style-name="T18">(s) = E[e</text:span><text:span text:style-name="T11">−sRj </text:span><text:span text:style-name="T18">] be the Laplace-Stieltjes Transform of Rj . </text:span></text:p>
      <text:p text:style-name="P10"><text:span text:style-name="T32"><text:tab/>→</text:span><text:span text:style-name="T33"> </text:span><text:span text:style-name="T24"><text:s/>is an </text:span><text:a xlink:type="simple" xlink:href="https://en.wikipedia.org/wiki/Integral_transform" text:style-name="Internet_20_link" text:visited-style-name="Visited_20_Internet_20_Link"><text:span text:style-name="T48">integral transform</text:span></text:a><text:span text:style-name="T32"> </text:span><text:span text:style-name="T24">similar to the </text:span><text:a xlink:type="simple" xlink:href="https://en.wikipedia.org/wiki/Laplace_transform" text:style-name="Internet_20_link" text:visited-style-name="Visited_20_Internet_20_Link"><text:span text:style-name="T48">Laplace transform</text:span></text:a><text:span text:style-name="T24">.</text:span><text:span text:style-name="T21">It transforms a function <text:tab/>of a real variable </text:span><text:span text:style-name="T37">t</text:span><text:span text:style-name="T38"> </text:span><text:span text:style-name="T21">(often time) to a function of a </text:span><text:a xlink:type="simple" xlink:href="https://en.wikipedia.org/wiki/Complex_analysis" text:style-name="Internet_20_link" text:visited-style-name="Visited_20_Internet_20_Link"><text:span text:style-name="T46">complex variable</text:span></text:a><text:span text:style-name="T38"> </text:span><text:span text:style-name="T51">s</text:span><text:span text:style-name="T38"> </text:span><text:span text:style-name="T21">(</text:span><text:a xlink:type="simple" xlink:href="https://en.wikipedia.org/wiki/Complex_frequency" text:style-name="Internet_20_link" text:visited-style-name="Visited_20_Internet_20_Link"><text:span text:style-name="T46">complex <text:tab/>frequency</text:span></text:a><text:span text:style-name="T21">).</text:span><text:span text:style-name="T32"> </text:span><text:span text:style-name="T24">The Laplace transform is similar to the </text:span><text:a xlink:type="simple" xlink:href="https://en.wikipedia.org/wiki/Fourier_transform" text:style-name="Internet_20_link" text:visited-style-name="Visited_20_Internet_20_Link"><text:span text:style-name="T48">Fourier transform</text:span></text:a><text:span text:style-name="T24">. While the <text:tab/>Fourier transform of a function is a </text:span><text:a xlink:type="simple" xlink:href="https://en.wikipedia.org/wiki/Complex_function" text:style-name="Internet_20_link" text:visited-style-name="Visited_20_Internet_20_Link"><text:span text:style-name="T48">complex function</text:span></text:a><text:span text:style-name="T24"> of a </text:span><text:span text:style-name="T30">real</text:span><text:span text:style-name="T24"> variable (frequency), <text:tab/>the Laplace transform of a function is a complex function of a </text:span><text:span text:style-name="T30">complex variable</text:span><text:span text:style-name="T24">.</text:span></text:p>
      <text:p text:style-name="P11"><text:span text:style-name="T20"/></text:p>
      <text:p text:style-name="P9"><text:span text:style-name="T41">Bj = <text:s/>The moment generating function for the service time of video files when requested from server j, t &gt; 0, and t&lt;αj </text:span></text:p>
      <text:p text:style-name="P12"><text:span text:style-name="T25">→ <text:tab/></text:span><text:span text:style-name="T29">moment-</text:span><text:a xlink:type="simple" xlink:href="https://en.wikipedia.org/wiki/Generating_function" text:style-name="Internet_20_link" text:visited-style-name="Visited_20_Internet_20_Link"><text:span text:style-name="T50">generating function</text:span></text:a><text:span text:style-name="T24"> of a real-valued </text:span><text:a xlink:type="simple" xlink:href="https://en.wikipedia.org/wiki/Random_variable" text:style-name="Internet_20_link" text:visited-style-name="Visited_20_Internet_20_Link"><text:span text:style-name="T48">random variable</text:span></text:a><text:span text:style-name="T24"> is an alternative specification of its </text:span><text:a xlink:type="simple" xlink:href="https://en.wikipedia.org/wiki/Probability_distribution" text:style-name="Internet_20_link" text:visited-style-name="Visited_20_Internet_20_Link"><text:span text:style-name="T48">probability distribution</text:span></text:a><text:span text:style-name="T24">. Thus, it provides the basis of an alternative route to analytical results compared with working directly with </text:span><text:a xlink:type="simple" xlink:href="https://en.wikipedia.org/wiki/Probability_density_function" text:style-name="Internet_20_link" text:visited-style-name="Visited_20_Internet_20_Link"><text:span text:style-name="T48">probability density functions</text:span></text:a><text:span text:style-name="T24"> or </text:span><text:a xlink:type="simple" xlink:href="https://en.wikipedia.org/wiki/Cumulative_distribution_function" text:style-name="Internet_20_link" text:visited-style-name="Visited_20_Internet_20_Link"><text:span text:style-name="T48">cumulative distribution functions</text:span></text:a><text:span text:style-name="T24">. There are particularly simple results for the moment-generating functions of distributions defined by the weighted sums of random variables. However, not all random variables have moment-generating functions.</text:span></text:p>
      <text:p text:style-name="P29"><text:span text:style-name="T20"/></text:p>
      <text:p text:style-name="P14">E[e <text:span text:style-name="T10">−sWj</text:span>] = <text:bookmark text:name="tw-target-text"/>expected value <text:span text:style-name="T57">of the</text:span> Laplace-Stieltjes Transform of the waiting time Wj </text:p>
      <text:p text:style-name="P13"><text:span text:style-name="T24"><text:tab/>(1The </text:span><text:a xlink:type="simple" xlink:href="https://en.wikipedia.org/wiki/Pollaczek–Khinchine_formula" text:style-name="Internet_20_link" text:visited-style-name="Visited_20_Internet_20_Link"><text:span text:style-name="T48">Pollaczek–Khinchine formula</text:span></text:a><text:span text:style-name="T24"> gives the mean queue length and mean waiting <text:tab/>time in the system.</text:span></text:p>
      <text:p text:style-name="P15">E[e<text:span text:style-name="T10">−sD(q)i,j </text:span>] <text:span text:style-name="T58">= </text:span>expected value <text:span text:style-name="T57">of the</text:span> Laplace-Stieltjes Transform of the download time D<text:span text:style-name="T2">i,j</text:span><text:span text:style-name="T10">(q) <text:s/></text:span>when s − Λj<text:span text:style-name="T59">(</text:span>1 − Rj (s)<text:span text:style-name="T59">)</text:span>&gt; 0 and <text:line-break/>αj + s &gt; 0</text:p>
      <text:p text:style-name="P16">ρj server utilization <text:span text:style-name="T60">( </text:span>ρj <text:span text:style-name="T60">&lt; 1) </text:span></text:p>
      <text:p text:style-name="P17">D<text:span text:style-name="T5">i</text:span><text:span text:style-name="T10">(q) </text:span>i <text:span text:style-name="T61">= </text:span>The overall download time of all the chunks for the segment G<text:span text:style-name="T2">i,q</text:span> at the client <text:span text:style-name="T61">i</text:span></text:p>
      <text:p text:style-name="P18"><text:soft-page-break/>T<text:span text:style-name="T5">i</text:span><text:span text:style-name="T10"> (q) </text:span><text:span text:style-name="T61">= </text:span>time at which the segment G<text:span text:style-name="T2">i,q</text:span> is played (started) at the client <text:span text:style-name="T65">= </text:span>the play time of segment q of file i</text:p>
      <text:p text:style-name="P17"><text:span text:style-name="T62">d</text:span><text:span text:style-name="T6">s = </text:span>startup delay of the video</text:p>
      <text:p text:style-name="P18">T<text:span text:style-name="T7">i</text:span> <text:span text:style-name="T10">(q) </text:span><text:span text:style-name="T12">= </text:span>the play time of segment q of file I <text:span text:style-name="T65">= maximum of the time it takes to download the </text:span>segment <text:span text:style-name="T66">OR</text:span> the time at which the previous segment is played plus the time to play a segment (τ seconds).<text:line-break/>pi,j,z = <text:span text:style-name="T67">ti specified if z = first downloaded segment or not</text:span></text:p>
      <text:p text:style-name="P19">Γ<text:span text:style-name="T2">(i)</text:span> = <text:s/>stall duration <text:span text:style-name="T69">= T </text:span><text:span text:style-name="T9">(Li)</text:span><text:span text:style-name="T2">i</text:span> − ds − (Li − 1)τ <text:span text:style-name="T69">= <text:s/>T </text:span><text:span text:style-name="T9">(Li)</text:span><text:span text:style-name="T2">i</text:span> − <text:span text:style-name="T69">duration of first segment</text:span></text:p>
      <text:p text:style-name="P30"><text:span text:style-name="T26">Jensen's inequality generalizes the statement that the </text:span><text:a xlink:type="simple" xlink:href="https://en.wikipedia.org/wiki/Secant_line" text:style-name="Internet_20_link" text:visited-style-name="Visited_20_Internet_20_Link"><text:span text:style-name="T49">secant line</text:span></text:a><text:span text:style-name="T34"> </text:span><text:span text:style-name="T26">of a convex function lies </text:span><text:span text:style-name="T31">above</text:span><text:span text:style-name="T34"> </text:span><text:span text:style-name="T26">the graph of the function →</text:span><text:span text:style-name="T27"> </text:span><text:a xlink:type="simple" xlink:href="https://en.wikipedia.org/wiki/Jensen%27s_inequality" text:style-name="Internet_20_link" text:visited-style-name="Visited_20_Internet_20_Link"><text:span text:style-name="T55">https://en.wikipedia.org/wiki/Jensen%27s_inequality</text:span></text:a></text:p>
      <text:p text:style-name="P32"><draw:frame draw:style-name="fr1" draw:name="Bild1" text:anchor-type="as-char" svg:width="0.041cm" svg:height="0.041cm" draw:z-index="0"><draw:image xlink:href="Pictures/10001AEA0000001A0000001A3930CDD29E833E14.svg" xlink:type="simple" xlink:show="embed" xlink:actuate="onLoad" loext:mime-type="image/svg+xml"/><draw:image xlink:href="Pictures/10000201000000010000000108093F3507420144.png" xlink:type="simple" xlink:show="embed" xlink:actuate="onLoad"/><svg:title>{\displaystyle f\left(tx_{1}+(1-t)x_{2}\right)\leq tf(x_{1})+(1-t)f(x_{2}).}</svg:title></draw:frame></text:p>
      <text:p text:style-name="P31"><text:span text:style-name="T34"><text:s/>Pr </text:span><text:span text:style-name="T35">(</text:span><text:span text:style-name="T34">Γ</text:span><text:span text:style-name="T40">(i) </text:span><text:span text:style-name="T34">≥ x</text:span><text:span text:style-name="T35">) = </text:span><text:span text:style-name="T34">The stall duration tail probability </text:span><text:span text:style-name="T36">=</text:span><text:span text:style-name="T34">the probability that the stall duration tail Γ(i) is greater than (or equal) to x<text:line-break/>Markov Lemma: </text:span><text:span text:style-name="T42">If </text:span><text:span text:style-name="T52">X</text:span><text:span text:style-name="T43"> </text:span><text:span text:style-name="T42">is a nonnegative random variable and </text:span><text:span text:style-name="T45">a</text:span><text:span text:style-name="T44"> &gt; 0</text:span><text:span text:style-name="T42">, then the probability that </text:span><text:span text:style-name="T52">X</text:span><text:span text:style-name="T43"> </text:span><text:span text:style-name="T42">is at least </text:span><text:span text:style-name="T52">a</text:span><text:span text:style-name="T43"> </text:span><text:span text:style-name="T42">is at most the expectation of </text:span><text:span text:style-name="T52">X</text:span><text:span text:style-name="T43"> </text:span><text:span text:style-name="T42">divided by </text:span><text:span text:style-name="T52">a</text:span></text:p>
      <text:p text:style-name="P17"/>
      <text:p text:style-name="P17"/>
      <text:p text:style-name="P17"/>
      <text:p text:style-name="P20">Was zur Hölle ist mit Service Time gemeint</text:p>
      <text:p text:style-name="P21">vom laplace stieltjes trans → moment generation function </text:p>
      <text:p text:style-name="P21">warum / anwendung Laplace-Stieltjes Transform Rj </text:p>
      <text:p text:style-name="P22">14</text:p>
      <text:p text:style-name="P23">segment = chunk? </text:p>
      <text:p text:style-name="P24">Moment generation fct <text:span text:style-name="T68">esp. 17 </text:span></text:p>
      <text:p text:style-name="P25">wie viele chunks hat ein film ca / <text:span text:style-name="T70">viel lange ist die spielzeit eines Chuncks τ</text:span>? Wie viele user sind auf einem server eingelogged? </text:p>
      <text:p text:style-name="P27">Stall duration, <text:span text:style-name="T71">wat is dad</text:span>?</text:p>
      <text:p text:style-name="P28">23 → wo kommt der scheiß log her, bitte?!</text:p>
      <text:p text:style-name="P28"/>
      <text:p text:style-name="P28"><text:s/></text:p>
      <text:p text:style-name="P26"/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Roman No9 L" svg:font-family="'Nimbus Roman No9 L', 'Times New Roman', Times, serif"/>
    <style:font-face style:name="inherit" svg:font-family="inherit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23:54.208761984</meta:creation-date>
    <dc:date>2019-11-12T16:40:05.937385506</dc:date>
    <meta:editing-duration>P1DT14H35M15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2" meta:paragraph-count="39" meta:word-count="705" meta:character-count="3975" meta:non-whitespace-character-count="3262"/>
  </office:meta>
</office:document-meta>
</file>